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, sans-serif"/>
    <style:font-face style:name="Khmer OS1" svg:font-family="'Khmer OS'"/>
    <style:font-face style:name="Roboto" svg:font-family="Roboto, 'Roboto Condensed', Helvetica, 'Noto SJK', 'Microsoft YaHei New', 'Microsoft Yahei', SimSun, STXihei, Arial, sans-serif"/>
    <style:font-face style:name="Times" svg:font-family="Times"/>
    <style:font-face style:name="Times New Roman" svg:font-family="'Times New Roman', serif"/>
    <style:font-face style:name="Verdana" svg:font-family="Verdana, sans-serif"/>
    <style:font-face style:name="arial" svg:font-family="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SC" svg:font-family="'Heiti SC'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f561"/>
    </style:style>
    <style:style style:name="P2" style:family="paragraph" style:parent-style-name="Standard">
      <style:paragraph-properties fo:text-align="start" style:justify-single-word="false"/>
      <style:text-properties officeooo:paragraph-rsid="000d5adc"/>
    </style:style>
    <style:style style:name="P3" style:family="paragraph" style:parent-style-name="Standard">
      <style:text-properties style:font-name="Khmer OS" officeooo:rsid="0003c288" officeooo:paragraph-rsid="0003c288" style:font-name-complex="Khmer OS"/>
    </style:style>
    <style:style style:name="P4" style:family="paragraph" style:parent-style-name="Standard">
      <style:paragraph-properties fo:text-align="center" style:justify-single-word="false"/>
      <style:text-properties style:font-name="Khmer OS" officeooo:rsid="0003c288" officeooo:paragraph-rsid="0003c288" style:font-name-complex="Khmer OS"/>
    </style:style>
    <style:style style:name="P5" style:family="paragraph" style:parent-style-name="Standard">
      <style:paragraph-properties fo:text-align="start" style:justify-single-word="false"/>
      <style:text-properties style:font-name="Khmer OS" officeooo:paragraph-rsid="0003c288" style:font-name-complex="Khmer OS"/>
    </style:style>
    <style:style style:name="P6" style:family="paragraph" style:parent-style-name="Standard">
      <style:paragraph-properties fo:text-align="start" style:justify-single-word="false"/>
      <style:text-properties style:font-name="Khmer OS" officeooo:paragraph-rsid="0005d249" style:font-name-complex="Khmer OS"/>
    </style:style>
    <style:style style:name="P7" style:family="paragraph" style:parent-style-name="Standard">
      <style:paragraph-properties fo:text-align="start" style:justify-single-word="false"/>
      <style:text-properties style:font-name="Khmer OS" officeooo:paragraph-rsid="000d4660"/>
    </style:style>
    <style:style style:name="T1" style:family="text">
      <style:text-properties officeooo:rsid="0003c288"/>
    </style:style>
    <style:style style:name="T2" style:family="text">
      <style:text-properties fo:font-variant="normal" fo:text-transform="none" fo:font-size="12pt" fo:letter-spacing="normal" fo:font-style="normal" fo:font-weight="normal" officeooo:rsid="0003c288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fo:font-weight="normal" officeooo:rsid="0005d249" style:font-size-asian="12pt" style:font-name-complex="Khmer OS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officeooo:rsid="0006797e" style:font-size-asian="12pt" style:font-name-complex="Khmer OS" style:font-size-complex="12pt"/>
    </style:style>
    <style:style style:name="T5" style:family="text">
      <style:text-properties fo:font-variant="normal" fo:text-transform="none" fo:font-size="12pt" fo:letter-spacing="normal" fo:font-style="normal" fo:font-weight="normal" officeooo:rsid="000821d9" style:font-size-asian="12pt" style:font-name-complex="Khmer OS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officeooo:rsid="000ad48a" style:font-size-asian="12pt" style:font-name-complex="Khmer OS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0b3a4c" style:font-size-asian="12pt" style:font-name-complex="Khmer OS" style:font-size-complex="12pt"/>
    </style:style>
    <style:style style:name="T8" style:family="text">
      <style:text-properties fo:font-variant="normal" fo:text-transform="none" style:font-name="Khmer OS" fo:font-size="12pt" fo:letter-spacing="normal" style:font-size-asian="12pt" style:font-name-complex="Khmer OS" style:font-size-complex="12pt" style:language-complex="en" style:country-complex="US" style:font-style-complex="normal" style:font-weight-complex="normal"/>
    </style:style>
    <style:style style:name="T9" style:family="text">
      <style:text-properties fo:font-variant="normal" fo:text-transform="none" style:font-name="Khmer OS" fo:font-size="12pt" fo:letter-spacing="normal" style:font-size-asian="12pt" style:font-name-complex="Khmer OS" style:font-size-complex="12pt" style:font-style-complex="normal" style:font-weight-complex="normal"/>
    </style:style>
    <style:style style:name="T10" style:family="text">
      <style:text-properties fo:font-variant="normal" fo:text-transform="none" style:font-name="Khmer OS" fo:font-size="12pt" fo:letter-spacing="normal" fo:language="en" fo:country="US" fo:font-style="normal" fo:font-weight="normal" style:font-size-asian="12pt" style:font-name-complex="Khmer OS" style:font-size-complex="12pt"/>
    </style:style>
    <style:style style:name="T11" style:family="text">
      <style:text-properties fo:font-variant="normal" fo:text-transform="none" style:font-name="Khmer OS" fo:font-size="12pt" fo:letter-spacing="normal" fo:font-style="normal" fo:font-weight="normal" style:font-size-asian="12pt" style:font-name-complex="Khmer OS" style:font-size-complex="12pt"/>
    </style:style>
    <style:style style:name="T12" style:family="text">
      <style:text-properties fo:font-variant="normal" fo:text-transform="none" style:font-name="Khmer OS" fo:font-size="12pt" fo:letter-spacing="normal" fo:font-style="normal" fo:font-weight="normal" officeooo:rsid="0005d249" style:font-size-asian="12pt" style:font-name-complex="Khmer OS" style:font-size-complex="12pt"/>
    </style:style>
    <style:style style:name="T13" style:family="text">
      <style:text-properties fo:font-variant="normal" fo:text-transform="none" style:font-name="Khmer OS" fo:font-size="12pt" fo:letter-spacing="normal" fo:font-style="normal" fo:font-weight="normal" officeooo:rsid="0006f561" style:font-size-asian="12pt" style:font-name-complex="Khmer OS" style:font-size-complex="12pt"/>
    </style:style>
    <style:style style:name="T14" style:family="text">
      <style:text-properties fo:font-variant="normal" fo:text-transform="none" style:font-name="Khmer OS" fo:font-size="12pt" fo:letter-spacing="normal" fo:font-style="normal" fo:font-weight="normal" officeooo:rsid="0006797e" style:font-size-asian="12pt" style:font-name-complex="Khmer OS" style:font-size-complex="12pt"/>
    </style:style>
    <style:style style:name="T15" style:family="text">
      <style:text-properties fo:font-variant="normal" fo:text-transform="none" style:font-name="Khmer OS" fo:font-size="12pt" fo:letter-spacing="normal" fo:font-style="normal" fo:font-weight="normal" officeooo:rsid="000821d9" style:font-size-asian="12pt" style:font-name-complex="Khmer OS" style:font-size-complex="12pt"/>
    </style:style>
    <style:style style:name="T16" style:family="text">
      <style:text-properties fo:font-variant="normal" fo:text-transform="none" style:font-name="Khmer OS" fo:font-size="12pt" fo:letter-spacing="normal" fo:font-style="normal" fo:font-weight="normal" officeooo:rsid="000ad48a" style:font-size-asian="12pt" style:font-name-complex="Khmer OS" style:font-size-complex="12pt"/>
    </style:style>
    <style:style style:name="T17" style:family="text">
      <style:text-properties fo:font-variant="normal" fo:text-transform="none" style:font-name="Khmer OS" fo:font-size="12pt" fo:letter-spacing="normal" fo:font-style="normal" fo:font-weight="normal" officeooo:rsid="000b3a4c" style:font-size-asian="12pt" style:font-name-complex="Khmer OS" style:font-size-complex="12pt"/>
    </style:style>
    <style:style style:name="T18" style:family="text">
      <style:text-properties fo:font-variant="normal" fo:text-transform="none" style:font-name="Khmer OS" fo:font-size="12pt" fo:letter-spacing="normal" fo:font-style="normal" fo:font-weight="normal" officeooo:rsid="000d7dba" style:font-size-asian="12pt" style:font-name-complex="Khmer OS" style:font-size-complex="12pt"/>
    </style:style>
    <style:style style:name="T19" style:family="text">
      <style:text-properties fo:font-variant="normal" fo:text-transform="none" style:font-name="Khmer OS" fo:font-size="12pt" fo:letter-spacing="normal" fo:font-style="normal" fo:font-weight="normal" officeooo:rsid="00124125" style:font-size-asian="12pt" style:font-name-complex="Khmer OS" style:font-size-complex="12pt"/>
    </style:style>
    <style:style style:name="T20" style:family="text">
      <style:text-properties fo:font-variant="normal" fo:text-transform="none" fo:color="#202124" loext:opacity="100%" style:font-name="Khmer OS" fo:font-size="12pt" fo:letter-spacing="normal" fo:font-style="normal" fo:font-weight="normal" officeooo:rsid="0003c288" style:font-size-asian="12pt" style:font-name-complex="Khmer OS" style:font-size-complex="12pt"/>
    </style:style>
    <style:style style:name="T21" style:family="text">
      <style:text-properties fo:font-variant="normal" fo:text-transform="none" fo:color="#333333" loext:opacity="100%" fo:font-size="12pt" fo:letter-spacing="normal" fo:font-style="normal" fo:font-weight="normal" officeooo:rsid="000821d9" style:font-size-asian="12pt" style:font-name-complex="Khmer OS" style:font-size-complex="12pt"/>
    </style:style>
    <style:style style:name="T22" style:family="text">
      <style:text-properties fo:font-variant="normal" fo:text-transform="none" fo:color="#333333" loext:opacity="100%" style:font-name="Khmer OS" fo:font-size="12pt" fo:letter-spacing="normal" fo:font-style="normal" fo:font-weight="normal" officeooo:rsid="000821d9" style:font-size-asian="12pt" style:font-name-complex="Khmer OS" style:font-size-complex="12pt"/>
    </style:style>
    <style:style style:name="T23" style:family="text">
      <style:text-properties fo:font-variant="normal" fo:text-transform="none" fo:color="#000000" loext:opacity="100%" fo:font-size="12pt" fo:letter-spacing="normal" fo:font-style="normal" fo:font-weight="normal" officeooo:rsid="000ad48a" style:font-size-asian="12pt" style:font-name-complex="Khmer OS" style:font-size-complex="12pt"/>
    </style:style>
    <style:style style:name="T24" style:family="text">
      <style:text-properties fo:font-variant="normal" fo:text-transform="none" fo:color="#000000" loext:opacity="100%" fo:font-size="12pt" fo:letter-spacing="normal" fo:font-style="normal" fo:font-weight="normal" officeooo:rsid="000b5f95" style:font-size-asian="12pt" style:font-name-complex="Khmer OS" style:font-size-complex="12pt"/>
    </style:style>
    <style:style style:name="T25" style:family="text">
      <style:text-properties fo:font-variant="normal" fo:text-transform="none" fo:color="#000000" loext:opacity="100%" fo:font-size="12pt" fo:letter-spacing="normal" fo:font-style="normal" fo:font-weight="normal" officeooo:rsid="000d4660" style:font-size-asian="12pt" style:font-name-complex="Khmer OS" style:font-size-complex="12pt"/>
    </style:style>
    <style:style style:name="T26" style:family="text">
      <style:text-properties fo:font-variant="normal" fo:text-transform="none" fo:color="#000000" loext:opacity="100%" fo:font-size="12pt" fo:letter-spacing="normal" fo:font-style="normal" fo:font-weight="normal" officeooo:rsid="000d4660" style:font-size-asian="12pt" style:font-name-complex="Khmer OS1" style:font-size-complex="8.89999961853027pt" style:language-complex="en" style:country-complex="US" style:font-style-complex="normal" style:font-weight-complex="normal"/>
    </style:style>
    <style:style style:name="T27" style:family="text">
      <style:text-properties fo:font-variant="normal" fo:text-transform="none" fo:color="#000000" loext:opacity="100%" fo:font-size="12pt" fo:letter-spacing="normal" fo:font-style="normal" fo:font-weight="normal" officeooo:rsid="000d4660" style:font-size-asian="12pt" style:font-name-complex="Calibri" style:font-size-complex="8.89999961853027pt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8.89999961853027pt" fo:letter-spacing="normal" fo:font-style="normal" fo:font-weight="normal" officeooo:rsid="000d4660" style:font-size-asian="12pt" style:font-name-complex="Khmer OS" style:font-size-complex="12pt"/>
    </style:style>
    <style:style style:name="T29" style:family="text">
      <style:text-properties fo:font-variant="normal" fo:text-transform="none" fo:color="#000000" loext:opacity="100%" style:font-name="Calibri" fo:font-size="8.89999961853027pt" fo:letter-spacing="normal" fo:font-style="normal" fo:font-weight="normal" officeooo:rsid="000d4660" style:font-size-asian="12pt" style:font-name-complex="Khmer OS" style:font-size-complex="12pt"/>
    </style:style>
    <style:style style:name="T30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ad48a" style:font-size-asian="12pt" style:font-name-complex="Khmer OS" style:font-size-complex="12pt"/>
    </style:style>
    <style:style style:name="T31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b5f95" style:font-size-asian="12pt" style:font-name-complex="Khmer OS" style:font-size-complex="12pt"/>
    </style:style>
    <style:style style:name="T32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4660" style:font-size-asian="12pt" style:font-name-complex="Khmer OS" style:font-size-complex="12pt"/>
    </style:style>
    <style:style style:name="T33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4660" style:font-size-asian="12pt" style:font-name-complex="Khmer OS" style:font-size-complex="12pt" style:language-complex="en" style:country-complex="US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5adc" style:font-size-asian="12pt" style:font-name-complex="Khmer OS" style:font-size-complex="12pt" style:language-complex="en" style:country-complex="US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14dc83" style:font-size-asian="12pt" style:font-name-complex="Khmer OS" style:font-size-complex="12pt" style:language-complex="en" style:country-complex="US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16b453" style:font-size-asian="12pt" style:font-name-complex="Khmer OS" style:font-size-complex="12pt" style:language-complex="en" style:country-complex="US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4660" style:font-size-asian="12pt" style:font-name-complex="Khmer OS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5adc" style:font-size-asian="12pt" style:font-name-complex="Khmer OS" style:font-size-complex="12pt"/>
    </style:style>
    <style:style style:name="T39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4660" style:font-size-asian="12pt" style:font-name-complex="Khmer OS" style:font-size-complex="8.89999961853027pt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Khmer OS" fo:font-size="12pt" fo:letter-spacing="normal" fo:font-style="normal" fo:font-weight="normal" officeooo:rsid="000d4660" style:font-size-asian="12pt" style:font-name-complex="Khmer OS" style:font-size-complex="8.89999961853027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Khmer OS" fo:font-size="8.89999961853027pt" fo:letter-spacing="normal" fo:font-style="normal" fo:font-weight="normal" officeooo:rsid="000d4660" style:font-size-asian="12pt" style:font-name-complex="Khmer OS" style:font-size-complex="12pt"/>
    </style:style>
    <style:style style:name="T42" style:family="text">
      <style:text-properties fo:font-variant="normal" fo:text-transform="none" fo:color="#000000" loext:opacity="100%" style:font-name="Heiti SC" fo:font-size="12pt" fo:letter-spacing="normal" fo:font-style="normal" fo:font-weight="normal" officeooo:rsid="000d4660" style:font-size-asian="12pt" style:font-name-complex="Heiti SC" style:font-size-complex="8.89999961853027pt" style:language-complex="en" style:country-complex="US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Heiti SC" fo:font-size="12pt" fo:letter-spacing="normal" fo:font-style="normal" fo:font-weight="normal" officeooo:rsid="000d4660" style:font-size-asian="12pt" style:font-name-complex="Heiti SC" style:font-size-complex="8.89999961853027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Heiti SC" fo:font-size="8.89999961853027pt" fo:letter-spacing="normal" fo:font-style="normal" fo:font-weight="normal" officeooo:rsid="000d4660" style:font-size-asian="12pt" style:font-name-complex="Heiti SC" style:font-size-complex="12pt"/>
    </style:style>
    <style:style style:name="T45" style:family="text">
      <style:text-properties style:font-name="Khmer OS" officeooo:rsid="0003c288" style:font-name-complex="Khmer OS"/>
    </style:style>
    <style:style style:name="T46" style:family="text">
      <style:text-properties officeooo:rsid="0003c288" style:font-name-complex="Khmer O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Corn Daveat<text:line-break/>Classs: M3</text:p>
      <text:p text:style-name="P3"/>
      <text:p text:style-name="P4">Exam</text:p>
      <text:p text:style-name="P4"/>
      <text:p text:style-name="P5"><text:span text:style-name="T1">1. នៅក្នុង OSI Layer មានចំនួន៧layer<text:line-break/><text:tab/>- Physical layer<text:line-break/><text:tab/>- Data Link Layer<text:line-break/><text:tab/>- Network Layer<text:line-break/><text:tab/>- Transport Layer<text:line-break/><text:tab/>- Session Layer<text:line-break/><text:tab/>- Presentation Layer<text:line-break/><text:tab/>- Application Layer<text:line-break/></text:span></text:p>
      <text:p text:style-name="P1"><text:span text:style-name="T45">2. </text:span><text:span text:style-name="T9">រចនាសម្ពន័្ធរបស់ </text:span><text:span text:style-name="T11">IPV4 Address (IPV4 Address Structure)បែងចែកជា</text:span><text:span text:style-name="T13">4</text:span><text:span text:style-name="T11">ផ្នែក:<text:line-break/><text:tab/>- ផ្នែក</text:span><text:span text:style-name="T20">public, private, static, នឹង dynamic</text:span><text:span text:style-name="T45"><text:line-break/><text:line-break/>3. </text:span><text:span text:style-name="T8">លក្ខណ</text:span><text:span text:style-name="T10">:</text:span><text:span text:style-name="T8">របស់ </text:span><text:span text:style-name="T11">Three Ways Handshake មាន</text:span><text:span text:style-name="T19">3:</text:span></text:p>
      <text:p text:style-name="P6"><text:span text:style-name="T2"><text:tab/>- Syn<text:line-break/><text:tab/>- ACK<text:tab/><text:line-break/><text:tab/>- SYN-ACK<text:line-break/><text:tab/>- FIN</text:span></text:p>
      <text:p text:style-name="P6"><text:span text:style-name="T2"/></text:p>
      <text:p text:style-name="P2"><text:span text:style-name="T12">4. <text:line-break/>ក. រក Netw</text:span><text:span text:style-name="T14">or</text:span><text:span text:style-name="T12">k, Host Rang, Broadcast<text:line-break/><text:tab/>- Network: 192.168.10.64<text:line-break/><text:tab/></text:span><text:span text:style-name="T14">+</text:span><text:span text:style-name="T12"> </text:span><text:span text:style-name="T14">Host rang: <text:line-break/></text:span><text:soft-page-break/><text:span text:style-name="T14"><text:tab/><text:tab/>- host min: 192.168.10.65<text:line-break/><text:tab/><text:tab/>- host max: 192.168.10.126</text:span><text:span text:style-name="T12"><text:line-break/><text:tab/>- Broadcast: 192.</text:span><text:span text:style-name="T14">168.10.127<text:line-break/><text:line-break/>ខ. Calculate Subnet mask: <text:s/>255.255.2</text:span><text:span text:style-name="T18">24.000</text:span><text:span text:style-name="T14"><text:line-break/><text:tab/>- </text:span><text:span text:style-name="T15">In binary: </text:span><text:span text:style-name="T22">11111111 11111111 11100000 00000000</text:span><text:span text:style-name="T14"><text:line-break/><text:tab/>- </text:span><text:span text:style-name="T16">Prefix </text:span><text:span text:style-name="T17">notation</text:span><text:span text:style-name="T16">: </text:span><text:span text:style-name="T30">/</text:span><text:span text:style-name="T38">19</text:span><text:span text:style-name="T31"><text:line-break/><text:line-break/></text:span><text:span text:style-name="T32">5. </text:span><text:span text:style-name="T33">ប្រើ</text:span><text:span text:style-name="T37"> </text:span><text:span text:style-name="T32">VLSM </text:span><text:span text:style-name="T33">ដើម្បីរក </text:span><text:span text:style-name="T32">IP </text:span><text:span text:style-name="T33">ដាក់ឲ្យ </text:span><text:span text:style-name="T32">Host </text:span><text:span text:style-name="T33">ក្នុង </text:span><text:span text:style-name="T32">Lan </text:span><text:span text:style-name="T33">នីមួយៗ<text:line-break/><text:tab/></text:span><text:span text:style-name="T34">-</text:span><text:span text:style-name="T33"> </text:span><text:span text:style-name="T34">Lan</text:span><text:span text:style-name="T36">2</text:span><text:span text:style-name="T34">: 192.168.100.0 / 26<text:line-break/><text:tab/>- Lan</text:span><text:span text:style-name="T36">1</text:span><text:span text:style-name="T34">: 192.168.100.64 / 28<text:line-break/><text:tab/>- Wan: 192.168.100.80 / 30</text:span><text:span text:style-name="T33"><text:line-break/><text:tab/></text:span></text:p>
      <text:p text:style-name="P7"><text:span text:style-name="T46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, sans-serif"/>
    <style:font-face style:name="Khmer OS1" svg:font-family="'Khmer OS'"/>
    <style:font-face style:name="Roboto" svg:font-family="Roboto, 'Roboto Condensed', Helvetica, 'Noto SJK', 'Microsoft YaHei New', 'Microsoft Yahei', SimSun, STXihei, Arial, sans-serif"/>
    <style:font-face style:name="Times" svg:font-family="Times"/>
    <style:font-face style:name="Times New Roman" svg:font-family="'Times New Roman', serif"/>
    <style:font-face style:name="Verdana" svg:font-family="Verdana, sans-serif"/>
    <style:font-face style:name="arial" svg:font-family="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SC" svg:font-family="'Heiti SC'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9T09:17:26.416121958</meta:creation-date>
    <dc:date>2021-08-19T10:33:14.438333651</dc:date>
    <meta:editing-duration>PT34M12S</meta:editing-duration>
    <meta:editing-cycles>19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7" meta:word-count="125" meta:character-count="786" meta:non-whitespace-character-count="632"/>
  </office:meta>
</office:document-meta>
</file>